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5">
            <text:p>0505 <text:s/>925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5">
            <text:p>0505 <text:s/>925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5">
            <text:p>0505 <text:s/>925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5">
            <text:p>0505 <text:s/>925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6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6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6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6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7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7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8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8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8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8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8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9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9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9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9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7.99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02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02">
            <text:p>0505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02">
            <text:p>0505 <text:s/>925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5T09:25:58.02">
            <text:p>0505 <text:s/>92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5T09:25:58.02">
            <text:p>2021/5/5 9:25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5T09:25:58.02">
            <text:p>0505 <text:s/>925</text:p>
          </table:table-cell>
          <table:table-cell table:style-name="ce6" table:formula="of:=NOW()" office:value-type="date" office:date-value="2021-05-05T09:25:58.02">
            <text:p>0505 <text:s/>925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5T09:25:58.02">
            <text:p>0505 <text:s/>92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1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09">
            <text:p>0505 <text:s/>925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1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">
            <text:p>0505 <text:s/>925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1">
            <text:p>0505 <text:s/>925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1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2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3">
            <text:p>0505 <text:s/>925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3">
            <text:p>0505 <text:s/>925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1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3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3">
            <text:p>0505 <text:s/>925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1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4">
            <text:p>0505 <text:s/>925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1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4">
            <text:p>0505 <text:s/>925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1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4">
            <text:p>0505 <text:s/>925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5">
            <text:p>0505 <text:s/>925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5">
            <text:p>0505 <text:s/>925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6">
            <text:p>0505 <text:s/>925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7">
            <text:p>0505 <text:s/>925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8">
            <text:p>0505 <text:s/>925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6.19">
            <text:p>0505 <text:s/>925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6.19">
            <text:p>0505 <text:s/>925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6.19">
            <text:p>0505 <text:s/>925</text:p>
          </table:table-cell>
          <table:table-cell table:number-columns-repeated="1011"/>
        </table:table-row>
        <table:table-row table:style-name="ro17" table:number-rows-repeated="18">
          <table:table-cell table:style-name="ce3" table:number-columns-repeated="2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9">
            <text:p>0505 <text:s/>925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9">
            <text:p>0505 <text:s/>925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1"/>
          <table:table-cell table:style-name="ce12"/>
          <table:table-cell/>
          <table:table-cell table:style-name="ce15"/>
          <table:table-cell table:style-name="ce6" table:formula="of:=NOW()" office:value-type="date" office:date-value="2021-05-05T09:25:58.19">
            <text:p>0505 <text:s/>925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5T09:25:58.19">
            <text:p>0505 <text:s/>925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5T09:25:58.19">
            <text:p>0505 <text:s/>925</text:p>
          </table:table-cell>
          <table:table-cell table:style-name="ce6" table:formula="of:=NOW()" office:value-type="date" office:date-value="2021-05-05T09:25:58.19">
            <text:p>0505 <text:s/>925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5T09:25:58.19">
            <text:p>0505 <text:s/>92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2021/05/05</text:date>, <text:time>09:2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5T09:25:57.69</dc:date>
    <dc:creator>iwabuchi ken</dc:creator>
    <meta:editing-duration>P2DT9H6M17S</meta:editing-duration>
    <meta:editing-cycles>320</meta:editing-cycles>
    <meta:generator>OpenOffice/4.1.3$Win32 OpenOffice.org_project/413m1$Build-9783</meta:generator>
    <meta:document-statistic meta:table-count="2" meta:cell-count="359" meta:object-count="0"/>
  </office:meta>
</office:document-meta>
</file>